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BCB1B5AF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12.1-db-api-2.0-Connection-Object-Methods" style:family="table">
      <style:table-properties style:width="17cm" fo:margin-top="0cm" fo:margin-bottom="0.499cm" table:align="center" fo:background-color="transparent" fo:keep-with-next="always">
        <style:background-image/>
      </style:table-properties>
    </style:style>
    <style:style style:name="Table-12.1-db-api-2.0-Connection-Object-Methods.A" style:family="table-column">
      <style:table-column-properties style:column-width="3.404cm"/>
    </style:style>
    <style:style style:name="Table-12.1-db-api-2.0-Connection-Object-Methods.B" style:family="table-column">
      <style:table-column-properties style:column-width="13.596cm"/>
    </style:style>
    <style:style style:name="Table-12.1-db-api-2.0-Connection-Object-Methods.1" style:family="table-row">
      <style:table-row-properties fo:background-color="transparent">
        <style:background-image/>
      </style:table-row-properties>
    </style:style>
    <style:style style:name="Table-12.1-db-api-2.0-Connection-Object-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1-db-api-2.0-Connection-Object-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1-db-api-2.0-Connection-Object-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1-db-api-2.0-Connection-Object-Methods.A3" style:family="table-cell">
      <style:table-cell-properties fo:padding="0.101cm" fo:border-left="0.05pt solid #95bfec" fo:border-right="none" fo:border-top="none" fo:border-bottom="0.05pt dotted #0a2746" style:writing-mode="page"/>
    </style:style>
    <style:style style:name="Table-12.1-db-api-2.0-Connection-Object-Methods.B3" style:family="table-cell">
      <style:table-cell-properties fo:padding="0.101cm" fo:border-left="0.05pt dotted #0a2746" fo:border-right="0.05pt solid #95bfec" fo:border-top="none" fo:border-bottom="0.05pt dotted #0a2746" style:writing-mode="page"/>
    </style:style>
    <style:style style:name="Table-12.1-db-api-2.0-Connection-Object-Methods.A4" style:family="table-cell">
      <style:table-cell-properties fo:padding="0.101cm" fo:border-left="0.05pt solid #95bfec" fo:border-right="none" fo:border-top="none" fo:border-bottom="0.05pt dotted #0a2746" style:writing-mode="page"/>
    </style:style>
    <style:style style:name="Table-12.1-db-api-2.0-Connection-Object-Methods.B4" style:family="table-cell">
      <style:table-cell-properties fo:padding="0.101cm" fo:border-left="0.05pt dotted #0a2746" fo:border-right="0.05pt solid #95bfec" fo:border-top="none" fo:border-bottom="0.05pt dotted #0a2746" style:writing-mode="page"/>
    </style:style>
    <style:style style:name="Table-12.1-db-api-2.0-Connection-Object-Methods.A5" style:family="table-cell">
      <style:table-cell-properties fo:padding="0.101cm" fo:border-left="0.05pt solid #95bfec" fo:border-right="none" fo:border-top="none" fo:border-bottom="0.05pt dotted #0a2746" style:writing-mode="page"/>
    </style:style>
    <style:style style:name="Table-12.1-db-api-2.0-Connection-Object-Methods.B5" style:family="table-cell">
      <style:table-cell-properties fo:padding="0.101cm" fo:border-left="0.05pt dotted #0a2746" fo:border-right="0.05pt solid #95bfec" fo:border-top="none" fo:border-bottom="0.05pt dotted #0a2746" style:writing-mode="page"/>
    </style:style>
    <style:style style:name="Table-12.1-db-api-2.0-Connection-Object-Methods.A6" style:family="table-cell">
      <style:table-cell-properties fo:padding="0.101cm" fo:border-left="0.05pt solid #95bfec" fo:border-right="none" fo:border-top="none" fo:border-bottom="0.05pt solid #95bfec" style:writing-mode="page"/>
    </style:style>
    <style:style style:name="Table-12.1-db-api-2.0-Connection-Object-Methods.B6" style:family="table-cell">
      <style:table-cell-properties fo:padding="0.101cm" fo:border-left="0.05pt dotted #0a2746" fo:border-right="0.05pt solid #95bfec" fo:border-top="none" fo:border-bottom="0.05pt solid #95bfec" style:writing-mode="page"/>
    </style:style>
    <style:style style:name="Table-12.2-DB-api-2.0-Cursor-Object-Attributes-and-Methods" style:family="table">
      <style:table-properties style:width="17cm" fo:margin-top="0cm" fo:margin-bottom="0.499cm" table:align="margins" fo:background-color="transparent" fo:keep-with-next="always" style:may-break-between-rows="false">
        <style:background-image/>
      </style:table-properties>
    </style:style>
    <style:style style:name="Table-12.2-DB-api-2.0-Cursor-Object-Attributes-and-Methods.A" style:family="table-column">
      <style:table-column-properties style:column-width="4.602cm" style:rel-column-width="17740*"/>
    </style:style>
    <style:style style:name="Table-12.2-DB-api-2.0-Cursor-Object-Attributes-and-Methods.B" style:family="table-column">
      <style:table-column-properties style:column-width="12.398cm" style:rel-column-width="47795*"/>
    </style:style>
    <style:style style:name="Table-12.2-DB-api-2.0-Cursor-Object-Attributes-and-Methods.1" style:family="table-row">
      <style:table-row-properties fo:background-color="transparent">
        <style:background-image/>
      </style:table-row-properties>
    </style:style>
    <style:style style:name="Table-12.2-DB-api-2.0-Cursor-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12.2-DB-api-2.0-Cursor-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12.2-DB-api-2.0-Cursor-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12.2-DB-api-2.0-Cursor-Object-Attributes-and-Methods.A3" style:family="table-cell">
      <style:table-cell-properties fo:padding="0.101cm" fo:border-left="0.05pt solid #95bfec" fo:border-right="none" fo:border-top="none" fo:border-bottom="0.05pt dotted #0a2746" style:writing-mode="page"/>
    </style:style>
    <style:style style:name="Table-12.2-DB-api-2.0-Cursor-Object-Attributes-and-Methods.B3" style:family="table-cell">
      <style:table-cell-properties fo:padding="0.101cm" fo:border-left="0.05pt dotted #0a2746" fo:border-right="0.05pt solid #95bfec" fo:border-top="none" fo:border-bottom="0.05pt dotted #0a2746" style:writing-mode="page"/>
    </style:style>
    <style:style style:name="Table-12.2-DB-api-2.0-Cursor-Object-Attributes-and-Methods.A4" style:family="table-cell">
      <style:table-cell-properties fo:padding="0.101cm" fo:border-left="0.05pt solid #95bfec" fo:border-right="none" fo:border-top="none" fo:border-bottom="0.05pt dotted #0a2746" style:writing-mode="page"/>
    </style:style>
    <style:style style:name="Table-12.2-DB-api-2.0-Cursor-Object-Attributes-and-Methods.B4" style:family="table-cell">
      <style:table-cell-properties fo:padding="0.101cm" fo:border-left="0.05pt dotted #0a2746" fo:border-right="0.05pt solid #95bfec" fo:border-top="none" fo:border-bottom="0.05pt dotted #0a2746" style:writing-mode="page"/>
    </style:style>
    <style:style style:name="Table-12.2-DB-api-2.0-Cursor-Object-Attributes-and-Methods.A5" style:family="table-cell">
      <style:table-cell-properties fo:padding="0.101cm" fo:border-left="0.05pt solid #95bfec" fo:border-right="none" fo:border-top="none" fo:border-bottom="0.05pt dotted #0a2746" style:writing-mode="page"/>
    </style:style>
    <style:style style:name="Table-12.2-DB-api-2.0-Cursor-Object-Attributes-and-Methods.B5" style:family="table-cell">
      <style:table-cell-properties fo:padding="0.101cm" fo:border-left="0.05pt dotted #0a2746" fo:border-right="0.05pt solid #95bfec" fo:border-top="none" fo:border-bottom="0.05pt dotted #0a2746" style:writing-mode="page"/>
    </style:style>
    <style:style style:name="Table-12.2-DB-api-2.0-Cursor-Object-Attributes-and-Methods.A6" style:family="table-cell">
      <style:table-cell-properties fo:padding="0.101cm" fo:border-left="0.05pt solid #95bfec" fo:border-right="none" fo:border-top="none" fo:border-bottom="0.05pt dotted #0a2746" style:writing-mode="page"/>
    </style:style>
    <style:style style:name="Table-12.2-DB-api-2.0-Cursor-Object-Attributes-and-Methods.B6" style:family="table-cell">
      <style:table-cell-properties fo:padding="0.101cm" fo:border-left="0.05pt dotted #0a2746" fo:border-right="0.05pt solid #95bfec" fo:border-top="none" fo:border-bottom="0.05pt dotted #0a2746" style:writing-mode="page"/>
    </style:style>
    <style:style style:name="Table-12.2-DB-api-2.0-Cursor-Object-Attributes-and-Methods.A7" style:family="table-cell">
      <style:table-cell-properties fo:padding="0.101cm" fo:border-left="0.05pt solid #95bfec" fo:border-right="none" fo:border-top="none" fo:border-bottom="0.05pt dotted #0a2746" style:writing-mode="page"/>
    </style:style>
    <style:style style:name="Table-12.2-DB-api-2.0-Cursor-Object-Attributes-and-Methods.B7" style:family="table-cell">
      <style:table-cell-properties fo:padding="0.101cm" fo:border-left="0.05pt dotted #0a2746" fo:border-right="0.05pt solid #95bfec" fo:border-top="none" fo:border-bottom="0.05pt dotted #0a2746" style:writing-mode="page"/>
    </style:style>
    <style:style style:name="Table-12.2-DB-api-2.0-Cursor-Object-Attributes-and-Methods.A8" style:family="table-cell">
      <style:table-cell-properties fo:padding="0.101cm" fo:border-left="0.05pt solid #95bfec" fo:border-right="none" fo:border-top="none" fo:border-bottom="0.05pt dotted #0a2746" style:writing-mode="page"/>
    </style:style>
    <style:style style:name="Table-12.2-DB-api-2.0-Cursor-Object-Attributes-and-Methods.B8" style:family="table-cell">
      <style:table-cell-properties fo:padding="0.101cm" fo:border-left="0.05pt dotted #0a2746" fo:border-right="0.05pt solid #95bfec" fo:border-top="none" fo:border-bottom="0.05pt dotted #0a2746" style:writing-mode="page"/>
    </style:style>
    <style:style style:name="Table-12.2-DB-api-2.0-Cursor-Object-Attributes-and-Methods.A9" style:family="table-cell">
      <style:table-cell-properties fo:padding="0.101cm" fo:border-left="0.05pt solid #95bfec" fo:border-right="none" fo:border-top="none" fo:border-bottom="0.05pt dotted #0a2746" style:writing-mode="page"/>
    </style:style>
    <style:style style:name="Table-12.2-DB-api-2.0-Cursor-Object-Attributes-and-Methods.B9" style:family="table-cell">
      <style:table-cell-properties fo:padding="0.101cm" fo:border-left="0.05pt dotted #0a2746" fo:border-right="0.05pt solid #95bfec" fo:border-top="none" fo:border-bottom="0.05pt dotted #0a2746" style:writing-mode="page"/>
    </style:style>
    <style:style style:name="Table-12.2-DB-api-2.0-Cursor-Object-Attributes-and-Methods.A10" style:family="table-cell">
      <style:table-cell-properties fo:padding="0.101cm" fo:border-left="0.05pt solid #95bfec" fo:border-right="none" fo:border-top="none" fo:border-bottom="0.05pt dotted #0a2746" style:writing-mode="page"/>
    </style:style>
    <style:style style:name="Table-12.2-DB-api-2.0-Cursor-Object-Attributes-and-Methods.B10" style:family="table-cell">
      <style:table-cell-properties fo:padding="0.101cm" fo:border-left="0.05pt dotted #0a2746" fo:border-right="0.05pt solid #95bfec" fo:border-top="none" fo:border-bottom="0.05pt dotted #0a2746" style:writing-mode="page"/>
    </style:style>
    <style:style style:name="Table-12.2-DB-api-2.0-Cursor-Object-Attributes-and-Methods.A11" style:family="table-cell">
      <style:table-cell-properties fo:padding="0.101cm" fo:border-left="0.05pt solid #95bfec" fo:border-right="none" fo:border-top="none" fo:border-bottom="0.05pt solid #95bfec" style:writing-mode="page"/>
    </style:style>
    <style:style style:name="Table-12.2-DB-api-2.0-Cursor-Object-Attributes-and-Methods.B11" style:family="table-cell">
      <style:table-cell-properties fo:padding="0.101cm" fo:border-left="0.05pt dotted #0a2746" fo:border-right="0.05pt solid #95bfec" fo:border-top="none" fo:border-bottom="0.05pt solid #95bfec" style:writing-mode="page"/>
    </style:style>
    <style:style style:name="P1" style:family="paragraph" style:parent-style-name="Heading_20_1" style:master-page-name="Chapter_20_1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6aad2"/>
    </style:style>
    <style:style style:name="P4" style:family="paragraph" style:parent-style-name="Heading_20_2">
      <style:text-properties style:font-name="DejaVu Sans Condensed" officeooo:paragraph-rsid="0016aad2"/>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8" style:family="paragraph" style:parent-style-name="Code_20_Box_20_2">
      <style:text-properties fo:font-size="10pt" officeooo:paragraph-rsid="0016aad2" style:font-size-asian="10pt" style:font-size-complex="10pt"/>
    </style:style>
    <style:style style:name="P9" style:family="paragraph" style:parent-style-name="Code_20_Box_20_2">
      <style:text-properties fo:font-size="9pt" officeooo:paragraph-rsid="0016aad2" style:font-size-asian="9pt" style:font-size-complex="9pt"/>
    </style:style>
    <style:style style:name="P10" style:family="paragraph" style:parent-style-name="Code_20_Box_20_2">
      <style:text-properties officeooo:paragraph-rsid="0016aad2"/>
    </style:style>
    <style:style style:name="P11" style:family="paragraph" style:parent-style-name="Text_20_body">
      <style:paragraph-properties fo:margin-top="0cm" fo:margin-bottom="0.499cm" style:contextual-spacing="false"/>
      <style:text-properties officeooo:paragraph-rsid="0016aad2"/>
    </style:style>
    <style:style style:name="P12" style:family="paragraph" style:parent-style-name="Text_20_body" style:master-page-name="">
      <loext:graphic-properties draw:fill-hatch-name="hatch"/>
      <style:paragraph-properties fo:margin-top="0cm" fo:margin-bottom="0.199cm" style:contextual-spacing="false" fo:widows="2" style:page-number="auto"/>
      <style:text-properties officeooo:paragraph-rsid="0016aad2"/>
    </style:style>
    <style:style style:name="P13" style:family="paragraph" style:parent-style-name="Figure" style:master-page-name="">
      <loext:graphic-properties draw:fill="none"/>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30340f9"/>
    </style:style>
    <style:style style:name="P14" style:family="paragraph" style:parent-style-name="Text_20_body">
      <style:text-properties officeooo:paragraph-rsid="00180b1a"/>
    </style:style>
    <style:style style:name="P15" style:family="paragraph" style:parent-style-name="Table_20_Heading">
      <loext:graphic-properties draw:fill="solid" draw:fill-color="#c6def8" draw:fill-gradient-name="Gradient_20_258" draw:fill-hatch-name="hatch"/>
      <style:paragraph-properties fo:background-color="#c6def8"/>
      <style:text-properties officeooo:paragraph-rsid="00180b1a"/>
    </style:style>
    <style:style style:name="P16" style:family="paragraph" style:parent-style-name="Table_20_index_20_heading">
      <loext:graphic-properties draw:fill-hatch-name="hatch"/>
      <style:paragraph-properties fo:padding="0.101cm" fo:border="none"/>
      <style:text-properties officeooo:paragraph-rsid="00180b1a"/>
    </style:style>
    <style:style style:name="P17" style:family="paragraph" style:parent-style-name="Table_20_Contents">
      <style:text-properties officeooo:paragraph-rsid="00180b1a"/>
    </style:style>
    <style:style style:name="P18" style:family="paragraph" style:parent-style-name="Table_20_Heading">
      <style:text-properties officeooo:paragraph-rsid="00180b1a"/>
    </style:style>
    <style:style style:name="P19" style:family="paragraph" style:parent-style-name="Standard">
      <style:paragraph-properties fo:margin-top="0cm" fo:margin-bottom="0cm" style:contextual-spacing="false"/>
      <style:text-properties officeooo:paragraph-rsid="00180b1a"/>
    </style:style>
    <style:style style:name="P20" style:family="paragraph" style:parent-style-name="Text_20_body" style:master-page-name="">
      <loext:graphic-properties draw:fill-hatch-name="hatch"/>
      <style:paragraph-properties style:page-number="auto" fo:keep-with-next="always"/>
      <style:text-properties officeooo:paragraph-rsid="0016aad2"/>
    </style:style>
    <style:style style:name="P21" style:family="paragraph" style:parent-style-name="Text_20_body">
      <style:text-properties fo:font-size="11.6999998092651pt" officeooo:paragraph-rsid="0016aad2" style:font-size-asian="11.6999998092651pt" style:font-size-complex="11.6999998092651pt"/>
    </style:style>
    <style:style style:name="P22" style:family="paragraph" style:parent-style-name="Code_20_Box_20_2">
      <style:paragraph-properties>
        <style:tab-stops>
          <style:tab-stop style:position="2.002cm"/>
          <style:tab-stop style:position="2.997cm"/>
          <style:tab-stop style:position="4.006cm"/>
          <style:tab-stop style:position="5.994cm"/>
        </style:tab-stops>
      </style:paragraph-properties>
      <style:text-properties fo:font-size="9pt" officeooo:paragraph-rsid="0016aad2" style:font-size-asian="9pt" style:font-size-complex="9pt"/>
    </style:style>
    <style:style style:name="P23" style:family="paragraph" style:parent-style-name="Frame_20_contents">
      <style:text-properties officeooo:paragraph-rsid="02ff7c2d"/>
    </style:style>
    <style:style style:name="P2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5" style:family="paragraph" style:parent-style-name="Frame_20_contents">
      <style:paragraph-properties fo:text-align="center" style:justify-single-word="false"/>
      <style:text-properties officeooo:paragraph-rsid="02ff307d"/>
    </style:style>
    <style:style style:name="P26" style:family="paragraph" style:parent-style-name="Frame_20_contents">
      <style:text-properties officeooo:paragraph-rsid="0308ce04"/>
    </style:style>
    <style:style style:name="P27" style:family="paragraph" style:parent-style-name="Frame_20_contents">
      <style:text-properties officeooo:paragraph-rsid="02ff307d"/>
    </style:style>
    <style:style style:name="P2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29" style:family="paragraph">
      <style:paragraph-properties fo:margin-left="0.199cm" fo:margin-right="0.6cm" fo:margin-top="0cm" fo:margin-bottom="0cm" fo:text-indent="0cm"/>
    </style:style>
    <style:style style:name="P30" style:family="paragraph">
      <style:paragraph-properties fo:margin-left="0.199cm" fo:margin-right="0.6cm" fo:margin-top="0cm" fo:margin-bottom="0.499cm" fo:text-indent="0cm"/>
    </style:style>
    <style:style style:name="P3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2"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5" style:family="paragraph">
      <style:paragraph-properties fo:margin-left="0.7cm" fo:margin-right="0.6cm" fo:margin-top="0cm" fo:margin-bottom="0cm" fo:text-indent="-0.499cm"/>
    </style:style>
    <style:style style:name="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3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0" style:family="paragraph">
      <style:paragraph-properties fo:margin-left="0.7cm" fo:margin-right="0.6cm" fo:margin-top="0cm" fo:margin-bottom="0cm" fo:line-height="115%" fo:text-indent="-0.499cm"/>
    </style:style>
    <style:style style:name="P41" style:family="paragraph">
      <style:paragraph-properties fo:margin-left="0.7cm" fo:margin-right="0.6cm" fo:text-indent="-0.499cm"/>
    </style:style>
    <style:style style:name="P4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fo:font-variant="small-caps" officeooo:rsid="02111928"/>
    </style:style>
    <style:style style:name="T4" style:family="text">
      <style:text-properties fo:font-variant="normal" fo:text-transform="none" officeooo:rsid="02111928"/>
    </style:style>
    <style:style style:name="T5" style:family="text">
      <style:text-properties fo:font-variant="normal" fo:text-transform="none"/>
    </style:style>
    <style:style style:name="T6" style:family="text">
      <style:text-properties style:font-name="Nimbus Sans" fo:font-size="12pt" style:font-size-asian="12pt" style:font-style-asian="normal" style:font-name-complex="Nimbus Sans" style:font-size-complex="12pt"/>
    </style:style>
    <style:style style:name="T7" style:family="text">
      <style:text-properties style:font-name="Nimbus Sans" fo:font-size="12pt" style:font-size-asian="12pt" style:font-name-complex="Nimbus Sans" style:font-size-complex="12pt"/>
    </style:style>
    <style:style style:name="T8" style:family="text">
      <style:text-properties fo:font-size="9pt" style:font-size-asian="9pt" style:font-size-complex="9pt"/>
    </style:style>
    <style:style style:name="T9" style:family="text">
      <style:text-properties fo:font-variant="small-caps" officeooo:rsid="0212e37f"/>
    </style:style>
    <style:style style:name="T10" style:family="text">
      <style:text-properties officeooo:rsid="0212e37f"/>
    </style:style>
    <style:style style:name="T11" style:family="text">
      <style:text-properties fo:font-size="9pt" officeooo:rsid="012dec0a" style:font-size-asian="9pt" style:font-size-complex="9pt"/>
    </style:style>
    <style:style style:name="T12" style:family="text">
      <style:text-properties style:font-name="FreeSerif"/>
    </style:style>
    <style:style style:name="T13" style:family="text">
      <style:text-properties fo:font-size="12pt"/>
    </style:style>
    <style:style style:name="T14" style:family="text">
      <style:text-properties style:font-name="DejaVu Serif" fo:font-size="12pt" style:font-name-complex="DejaVu Serif" style:font-size-complex="12pt"/>
    </style:style>
    <style:style style:name="T15" style:family="text">
      <style:text-properties fo:color="#0a2746" loext:opacity="100%" style:font-name="DejaVu Serif" fo:font-size="12pt" style:font-name-complex="DejaVu Serif" style:font-size-complex="12pt"/>
    </style:style>
    <style:style style:name="T16" style:family="text">
      <style:text-properties fo:font-variant="small-caps" style:font-name="DejaVu Serif" fo:font-size="12pt" style:font-name-complex="DejaVu Serif" style:font-size-complex="12pt"/>
    </style:style>
    <style:style style:name="T17"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63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2-h1" text:anchor-type="paragraph" svg:x="15cm" svg:y="-0.101cm" svg:width="2cm" draw:z-index="11"><draw:text-box fo:min-height="0.741cm"><text:p text:style-name="P2">||||</text:p></draw:text-box></draw:frame><text:bookmark-start text:name="Chapter 12"/>Database Programming<text:bookmark-end text:name="Chapter 12"/></text:h>
      <text:p text:style-name="P3">For most software developers the term database is usually taken to mean an <text:span text:style-name="T1">rdbms</text:span> (<text:span text:style-name="T2">Relational Database Management System</text:span>). These systems use tables (spreadsheet-like grids) with rows equating to records and columns equating to fields. The tables and the data they hold are created and manipulated using statements written in <text:span text:style-name="T1">sql</text:span> (<text:span text:style-name="T2">Structured Query Language</text:span>). Python provides an <text:span text:style-name="T1">api</text:span> (<text:span text:style-name="T2">Application Programming Interface</text:span>) for working with <text:span text:style-name="T1">sql</text:span> databases and it is normally distributed with the <text:a xlink:type="simple" xlink:href="https://www.sqlobject.org/" text:style-name="Internet_20_link" text:visited-style-name="Visited_20_Internet_20_Link"><text:span text:style-name="T1">sql</text:span></text:a>ite 3 database as standard.</text:p>
      <text:p text:style-name="P3">Another kind of database is a <text:span text:style-name="T1">dbm</text:span> (<text:span text:style-name="T2">Database Manager</text:span>) that stores any number of key–value items. Python’s standard library comes with interfaces to several <text:span text:style-name="T3">dbm</text:span><text:span text:style-name="T4">s</text:span>, including some that are Unix-specific. <text:span text:style-name="T1">dbm</text:span><text:span text:style-name="T4">s</text:span> work just like Python dictionaries except that they are normally held on disk rather than in memory and their keys and values are always bytes objects and may be subject to length constraints. The <text:span text:style-name="Console">shelve</text:span> module covered in this chapter’s first section provides a convenient <text:span text:style-name="T1">dbm</text:span> interface that allows us to use string keys and any (<text:span text:style-name="T2">picklable</text:span>) objects as values.</text:p>
      <text:p text:style-name="P3">If the available <text:span text:style-name="T1">dbm</text:span> and the <text:a xlink:type="simple" xlink:href="https://www.sqlobject.org/" text:style-name="Internet_20_link" text:visited-style-name="Visited_20_Internet_20_Link"><text:span text:style-name="T1">sql</text:span></text:a>ite database are insufficient, the <text:a xlink:type="simple" xlink:href="https://pypi.org/" text:style-name="Internet_20_link" text:visited-style-name="Visited_20_Internet_20_Link">Python Package Index</text:a> has a large number of database-related packages, including the <text:span text:style-name="Console">bsddb</text:span> <text:span text:style-name="T1">dbm</text:span> (“Berkeley <text:span text:style-name="T1">db</text:span>”), and interfaces to popular client/server databases such as <text:span text:style-name="T1">db2</text:span>, Informix, Ingres, <text:span text:style-name="T1">m</text:span><text:span text:style-name="T5">y</text:span><text:span text:style-name="T1">sql</text:span>, <text:span text:style-name="T1">odbc</text:span>, and Postgre<text:span text:style-name="T1">sql</text:span>.</text:p>
      <text:p text:style-name="P3">Using <text:span text:style-name="T1">sql</text:span> databases requires knowledge of the <text:span text:style-name="T1">sql</text:span> language and the manipulation of strings of <text:span text:style-name="T1">sql</text:span> statements. This is fine for those experienced with <text:span text:style-name="T1">sql</text:span>, but is not very Pythonic. There is another way to interact with <text:span text:style-name="T1">sql </text:span>databases—use an <text:span text:style-name="T1">orm</text:span> (Object Relational Mapper). Two of the most popular</text:p>
      <text:p text:style-name="P3"><text:span text:style-name="T1">orm</text:span><text:span text:style-name="T5">s</text:span> for Python are available as third-party libraries—they are<text:span text:style-name="T1"> </text:span><text:a xlink:type="simple" xlink:href="https://www.sqlalchemy.org/" text:style-name="Internet_20_link" text:visited-style-name="Visited_20_Internet_20_Link"><text:span text:style-name="T1">sql</text:span>Alchemy</text:a> and <text:a xlink:type="simple" xlink:href="https://www.sqlobject.org/" text:style-name="Internet_20_link" text:visited-style-name="Visited_20_Internet_20_Link"><text:span text:style-name="T1">sql</text:span>Object</text:a>. One particularly nice feature of using an <text:span text:style-name="T1">orm</text:span> is that it allows us to use Python syntax—creating objects and calling methods—rather than using raw <text:span text:style-name="T1">sql</text:span>.</text:p>
      <text:p text:style-name="P3">In this chapter we will implement two versions of a program that maintains a list of DVDs, and keeps track of each <text:span text:style-name="T1">dvd</text:span>’s title, year of release, length in minutes, and director. The first version uses a <text:span text:style-name="T1">dbm</text:span> (via the <text:span text:style-name="Console">shelve</text:span> module) to store its data, and the second version uses the <text:a xlink:type="simple" xlink:href="https://www.sqlobject.org/" text:style-name="Internet_20_link" text:visited-style-name="Visited_20_Internet_20_Link"><text:span text:style-name="T1">sql</text:span></text:a>ite database. Both programs <text:soft-page-break/>can also load and save a simple <text:span text:style-name="T1">xml</text:span> format, making it possible, for example, to export <text:span text:style-name="T1">dvd</text:span> data from one program and import it into the other. The <text:span text:style-name="T1">sql</text:span>-based version offers slightly more functionality than the <text:span text:style-name="T1">dbm</text:span> one, and has a slightly cleaner data design.</text:p>
      <text:h text:style-name="P4" text:outline-level="2"><draw:frame draw:style-name="fr2" draw:name="f12-01-h2" text:anchor-type="paragraph" svg:y="-0.25cm" svg:width="1.401cm" draw:z-index="12"><draw:text-box fo:min-height="0.741cm"><text:p text:style-name="P5">|||</text:p></draw:text-box></draw:frame><text:bookmark-start text:name="__RefHeading___Toc105827_3888671934 Copy 1 Copy 1 Copy 1 Copy 1 Copy 1 Copy 1 Copy 1 Copy 1 Copy 1 Copy 1 Copy 1 Copy 1 Copy 1 Copy 1 Copy 1 Copy 1"/><text:span text:style-name="T1">dbm</text:span> Databases<text:bookmark-end text:name="__RefHeading___Toc105827_3888671934 Copy 1 Copy 1 Copy 1 Copy 1 Copy 1 Copy 1 Copy 1 Copy 1 Copy 1 Copy 1 Copy 1 Copy 1 Copy 1 Copy 1 Copy 1 Copy 1"/></text:h>
      <text:p text:style-name="P3"><draw:frame text:anchor-type="paragraph" draw:z-index="10" draw:name="p470 jump" draw:style-name="gr1" draw:text-style-name="P7" svg:width="1.571cm" svg:height="1.631cm" svg:x="-1.67cm" svg:y="0cm"><draw:text-box draw:corner-radius="0.199cm"><text:p text:style-name="P6"><text:span text:style-name="T6">bytes</text:span></text:p><text:p><text:span text:style-name="T7"><text:a xlink:href="#Bytes and Bytearray" xlink:type="simple">295 ⮜</text:a></text:span></text:p></draw:text-box></draw:frame>The shelve module provides a wrapper around a <text:span text:style-name="T1">dbm</text:span> that allows us to interact with the <text:span text:style-name="T1">dbm</text:span> as though it were a dictionary, providing that we use only string keys and <text:span text:style-name="T2">picklable</text:span> values. Behind the scenes the <text:span text:style-name="Console">shelve</text:span> module converts the keys and values to and from bytes objects.</text:p>
      <text:p text:style-name="P3">The <text:span text:style-name="Console">shelve</text:span> module uses the best underlying <text:span text:style-name="T1">dbm</text:span> available, so it is possible that a <text:span text:style-name="T1">dbm</text:span> file saved on one machine won’t be readable on another, if the other machine doesn’t have the same <text:span text:style-name="T1">dbm</text:span>. One solution is to provide <text:span text:style-name="T1">xml</text:span> import and export for files that must be transportable between machines—something we’ve done for this section’s <text:span text:style-name="T1">dvd</text:span> program, <text:span text:style-name="Filename">dvds-dbm.py</text:span>.</text:p>
      <text:p text:style-name="P3">For the keys we use the <text:span text:style-name="T1">dvd</text:span>s’ titles and for the values we use tuples holding the director, year, and duration. Thanks to the <text:span text:style-name="Console">shelve</text:span> module we don’t have to do any data conversion and can just treat the <text:span text:style-name="T1">dbm</text:span> object as a dictionary.</text:p>
      <text:p text:style-name="P3">Since the structure of the program is similar to interactive menu-driven programs that we have seen before, we will focus just on those aspects that are specific to <text:span text:style-name="T1">dbm</text:span> programming. Here is an extract from the program’s <text:span text:style-name="Console">main()</text:span> function, with the menu handling omitted:</text:p>
      <text:p text:style-name="P8">db = None</text:p>
      <text:p text:style-name="P8">try:</text:p>
      <text:p text:style-name="P8"><text:tab/>db = shelve.open(filename, protocol=pickle.HIGHEST_PROTOCOL)</text:p>
      <text:p text:style-name="P8"><text:tab/>…</text:p>
      <text:p text:style-name="P8">finally:</text:p>
      <text:p text:style-name="P8"><text:tab/>if db is not None:</text:p>
      <text:p text:style-name="P8"><text:tab/><text:tab/>db.close()</text:p>
      <text:p text:style-name="P3">Here we have opened (or created if it does not exist) the specified <text:span text:style-name="T1">dbm</text:span> file for both reading and writing. Each item’s value is saved as a <text:span text:style-name="T2">pickle</text:span> using the specified <text:span text:style-name="T2">pickle</text:span> protocol; existing items can be read even if they were saved using a lower protocol since Python can figure out the correct protocol to use for reading <text:span text:style-name="T2">pickles</text:span>. At the end the <text:span text:style-name="T1">dbm</text:span> is closed—this has the effect of clearing the <text:span text:style-name="T1">dbm</text:span>’s internal cache and ensuring that the disk file reflects any changes that have been made, as well as closing the file.</text:p>
      <text:p text:style-name="P3">The program offers options to add, edit, list, remove, import, and export <text:span text:style-name="T1">dvd </text:span>data. We will skip importing and exporting the data from and to <text:span text:style-name="T1">xml</text:span> format since it is very similar to what we have done in Chapter 7 [123 ➤]. And apart from adding, we will omit most of the user interface code, again because we have seen it before in other contexts.</text:p>
      <text:p text:style-name="P9"><text:soft-page-break/>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b[title] = (director, year, duration)</text:p>
      <text:p text:style-name="P9"><text:tab/>db.sync()</text:p>
      <text:p text:style-name="P3">This function, like all the functions called by the program’s menu, is passed the <text:span text:style-name="T1">dbm</text:span> object (db) as its sole parameter. Most of the function is concerned with getting the <text:span text:style-name="T1">dvd</text:span>’s details, and in the penultimate line we store the key–value item in the <text:span text:style-name="T1">dbm</text:span> file, with the <text:span text:style-name="T1">dvd</text:span>’s title as the key and the director, year, and duration (<text:span text:style-name="T2">pickled</text:span> together by <text:span text:style-name="Console">shelve</text:span>) as the value.</text:p>
      <text:p text:style-name="P3">In keeping with Python’s usual consistency, <text:span text:style-name="T1">dbm</text:span> provide the same <text:span text:style-name="T1">api</text:span> as dictionaries, so we don’t have to learn any new syntax beyond the <text:span text:style-name="Console">shelve.open()</text:span> function that we saw earlier and the <text:span text:style-name="Console">shelve.Shelf.sync()</text:span> method that is used to clear the <text:span text:style-name="Console">shelve</text:span>’s internal cache and <text:span text:style-name="T5">synchronise</text:span> the disk file’s data with the changes that have been applied—in this case just adding a new item.</text:p>
      <text:p text:style-name="P10">def edit_dvd(db):</text:p>
      <text:p text:style-name="P10"><text:tab/>old_title = find_dvd(db, "edit")</text:p>
      <text:p text:style-name="P10"><text:tab/>if old_title is None:</text:p>
      <text:p text:style-name="P10"><text:tab/><text:tab/>return</text:p>
      <text:p text:style-name="P10"><text:tab/>title = Console.get_string("Title", "title", old_title)</text:p>
      <text:p text:style-name="P10"><text:tab/>if not title:</text:p>
      <text:p text:style-name="P10"><text:tab/><text:tab/>return</text:p>
      <text:p text:style-name="P10"><text:tab/>director, year, duration = db[old_title]</text:p>
      <text:p text:style-name="P10"><text:tab/>…</text:p>
      <text:p text:style-name="P10"><text:tab/>db[title] = (director, year, duration)</text:p>
      <text:p text:style-name="P10"><text:tab/>if title != old_title:</text:p>
      <text:p text:style-name="P10"><text:tab/><text:tab/>del db[old_title]</text:p>
      <text:p text:style-name="P10"><text:tab/>db.sync()</text:p>
      <text:p text:style-name="P3">To be able to edit a <text:span text:style-name="T1">dvd</text:span>, the user must first choose the <text:span text:style-name="T1">dvd</text:span> to work on. This is just a matter of getting the title since titles are used as keys with the values holding the other data. Since the necessary functionality is needed elsewhere (e.g., when removing a <text:span text:style-name="T1">dvd</text:span>), we have factored it out into a separate <text:span text:style-name="Console">find_dvd()</text:span> function that we will look at next. If the <text:span text:style-name="T1">dvd</text:span> is found we get the user’s changes, using the existing values as defaults to speed up the interaction. (We have omitted most of the user interface code for this function since it is almost the same as that used when adding a <text:span text:style-name="T1">dvd</text:span>). At the end we store the data just as we did when adding. If the title is unchanged this will have the effect of overwriting the associated value, and if the title is different this has the effect of creating a new <text:span text:style-name="T2">key–value</text:span> item, in which case we delete the original item.</text:p>
      <text:p text:style-name="P9">def find_dvd(db, message):</text:p>
      <text:p text:style-name="P9"><text:soft-page-break/><text:tab/>message = "(Start of) title to " + message</text:p>
      <text:p text:style-name="P9"><text:tab/>while True:</text:p>
      <text:p text:style-name="P9"><text:tab/><text:tab/>matches = []</text:p>
      <text:p text:style-name="P9"><text:tab/><text:tab/>start = Console.get_string(message, "title")</text:p>
      <text:p text:style-name="P9"><text:tab/><text:tab/>if not start:</text:p>
      <text:p text:style-name="P10"><text:span text:style-name="T8"><text:tab/><text:tab/><text:tab/>return </text:span>None</text:p>
      <text:p text:style-name="P9"><text:tab/><text:tab/>for title in db:</text:p>
      <text:p text:style-name="P9"><text:tab/><text:tab/><text:tab/>if title.lower().startswith(start.lower()):</text:p>
      <text:p text:style-name="P9"><text:tab/><text:tab/><text:tab/><text:tab/>matches.append(title)</text:p>
      <text:p text:style-name="P9"><text:tab/><text:tab/>if len(matches) == 0:</text:p>
      <text:p text:style-name="P9"><text:tab/><text:tab/><text:tab/>print("There are no dvds starting with", start)</text:p>
      <text:p text:style-name="P9"><text:tab/><text:tab/><text:tab/>continue</text:p>
      <text:p text:style-name="P9"><text:tab/><text:tab/>elif len(matches) == 1:</text:p>
      <text:p text:style-name="P9"><text:tab/><text:tab/><text:tab/>return matches[0]</text:p>
      <text:p text:style-name="P9"><text:tab/><text:tab/>elif len(matches) &gt; DISPLAY_LIMIT:</text:p>
      <text:p text:style-name="P9"><text:tab/><text:tab/><text:tab/>print("Too many dvds start with {0}; try entering "</text:p>
      <text:p text:style-name="P9"><text:tab/><text:tab/><text:tab/> <text:s text:c="20"/>"more of the title".format(start))</text:p>
      <text:p text:style-name="P9"><text:tab/><text:tab/><text:tab/>continue</text:p>
      <text:p text:style-name="P9"><text:tab/><text:tab/>else:</text:p>
      <text:p text:style-name="P9"><text:tab/><text:tab/><text:tab/>matches = sorted(matches, key=str.lower)</text:p>
      <text:p text:style-name="P9"><text:tab/><text:tab/><text:tab/>for i, match in enumerate(matches):</text:p>
      <text:p text:style-name="P9"><text:tab/><text:tab/><text:tab/><text:tab/>print("{0}: {1}".format(i + 1, match))</text:p>
      <text:p text:style-name="P9"><text:tab/><text:tab/><text:tab/>which = Console.get_integer("Number (or 0 to cancel)",</text:p>
      <text:p text:style-name="P9"><text:tab/><text:tab/><text:tab/> <text:s text:c="12"/>"number", minimum=1, maximum=len(matches))</text:p>
      <text:p text:style-name="P10"><text:span text:style-name="T8"><text:tab/><text:tab/><text:tab/>return matches[which - 1] if which != 0 else </text:span>None</text:p>
      <text:p text:style-name="P3">To make finding a <text:span text:style-name="T1">dvd</text:span> as quick and easy as possible we require the user to type in only one or the first few characters of its title. Once we have the start of the title we iterate over the <text:span text:style-name="T1">dbm</text:span> and create a list of matches. If there is one match we return it, and if there are several matches (but fewer than DISPLAY_LIMIT, an integer set elsewhere in the program) we display them all in case-insensitive order with a number beside each one so that the user can choose the title just by entering its number. (The <text:span text:style-name="Console">Console.get_integer()</text:span> function accepts <text:span text:style-name="Console">0</text:span> even if the minimum is greater than zero so that <text:span text:style-name="Console">0</text:span> can be used as a <text:span text:style-name="T5">cancellation</text:span> value. This behaviour can be switched off by passing <text:span text:style-name="Inline_20_Code">allow_zero=False</text:span>. We can’t use <text:span text:style-name="T2">Enter</text:span>, that is, nothing, to mean cancel, since entering nothing means accepting the default).</text:p>
      <text:p text:style-name="P9">def list_dvds(db):</text:p>
      <text:p text:style-name="P9"><text:tab/>start = ""</text:p>
      <text:p text:style-name="P9"><text:tab/>if len(db) &gt; DISPLAY_LIMIT:</text:p>
      <text:p text:style-name="P9"><text:tab/><text:tab/>start = Console.get_string("List those starting with "</text:p>
      <text:p text:style-name="P9"><text:tab/><text:tab/> <text:s text:c="31"/>"[Enter=all]", "start")</text:p>
      <text:p text:style-name="P9"><text:tab/>print()</text:p>
      <text:p text:style-name="P9"><text:tab/>for title in sorted(db, key=str.lower):</text:p>
      <text:p text:style-name="P9"><text:tab/><text:tab/>if not start or title.lower().startswith(start.lower()):</text:p>
      <text:p text:style-name="P9"><text:tab/><text:tab/><text:tab/>director, year, duration = db[title]</text:p>
      <text:p text:style-name="P9"><text:tab/><text:tab/><text:tab/>print("{title} ({year}) {duration} minute{0}, by "</text:p>
      <text:p text:style-name="P9"><text:tab/><text:tab/><text:tab/> <text:s text:c="4"/>"{director}".format(Util.s(duration), **locals()))</text:p>
      <text:p text:style-name="P3">Listing all the <text:span text:style-name="T1">dvd</text:span>s (or those whose title starts with a particular substring) is simply a matter of iterating over the <text:span text:style-name="T1">dbm</text:span>’s items.</text:p>
      <text:p text:style-name="P3">The <text:span text:style-name="Console">Util.s()</text:span> function is simply <text:span text:style-name="Inline_20_Code">s = lambda x: "" if x == 1 else "s";</text:span> so here it returns an “<text:span text:style-name="Console">s</text:span>” if the duration is not one minute.</text:p>
      <text:p text:style-name="P8">def remove_dvd(db):</text:p>
      <text:p text:style-name="P8"><text:tab/>title = find_dvd(db, "remove")</text:p>
      <text:p text:style-name="P8"><text:tab/>if title is None:</text:p>
      <text:p text:style-name="P8"><text:tab/><text:tab/>return</text:p>
      <text:p text:style-name="P8"><text:tab/>ans = Console.get_bool("Remove {0}?".format(title), "no")</text:p>
      <text:p text:style-name="P8"><text:soft-page-break/><text:tab/>if ans:</text:p>
      <text:p text:style-name="P8"><text:tab/><text:tab/>del db[title]</text:p>
      <text:p text:style-name="P8"><text:tab/><text:tab/>db.sync()</text:p>
      <text:p text:style-name="P3">Removing a <text:span text:style-name="T1">dvd</text:span> is a matter of finding the one the user wants to remove, asking for confirmation, and if we get it, deleting the item from the <text:span text:style-name="T1">dbm</text:span>.</text:p>
      <text:p text:style-name="P3">We have now seen how to open (or create) a <text:span text:style-name="T1">dbm</text:span> file using the <text:span text:style-name="Console">shelve</text:span> module, and how to add items to it, edit its items, iterate over its items, and remove items.</text:p>
      <text:p text:style-name="P3">Unfortunately, there is a flaw in our data design. Director names are duplicated, and this could easily lead to inconsistencies; for example, director Danny DeVito might be entered as “<text:span text:style-name="T2">Danny De Vito</text:span>” for one movie and “<text:span text:style-name="T2">Danny deVito</text:span>” for another. One solution would be to have two <text:span text:style-name="T1">dbm</text:span> files, the main <text:span text:style-name="T1">dvd</text:span> file with title keys and (year, duration, director <text:span text:style-name="T9">id</text:span>) values, and a director file with director <text:span text:style-name="T9">id</text:span> (i.e., integer) keys and director name values. We avoid this flaw in the next section’s <text:span text:style-name="T1">sql</text:span> database version of the program by using two tables, one for <text:span text:style-name="T1">dvd</text:span>s and another for directors.</text:p>
      <text:h text:style-name="P4" text:outline-level="2"><draw:frame draw:style-name="fr2" draw:name="f12-02-h2" text:anchor-type="paragraph" svg:y="-0.25cm" svg:width="1.401cm" draw:z-index="13"><draw:text-box fo:min-height="0.741cm"><text:p text:style-name="P5">|||</text:p></draw:text-box></draw:frame><text:bookmark-start text:name="__RefHeading___Toc105827_3888671934 Copy 1 Copy 1 Copy 1 Copy 1 Copy 1 Copy 1 Copy 1 Copy 1 Copy 1 Copy 1 Copy 1 Copy 1 Copy 1 Copy 1 Copy 1 Copy 1 Copy 1"/><text:span text:style-name="T1">sql</text:span> Databases<text:bookmark-end text:name="__RefHeading___Toc105827_3888671934 Copy 1 Copy 1 Copy 1 Copy 1 Copy 1 Copy 1 Copy 1 Copy 1 Copy 1 Copy 1 Copy 1 Copy 1 Copy 1 Copy 1 Copy 1 Copy 1 Copy 1"/></text:h>
      <text:p text:style-name="P3">Interfaces to most popular <text:span text:style-name="T1">sql</text:span> databases are available from third-party modules, and out of the box Python comes with the <text:span text:style-name="Console">sqlite3</text:span> module (and with the <text:a xlink:type="simple" xlink:href="https://www.sqlobject.org/" text:style-name="Internet_20_link" text:visited-style-name="Visited_20_Internet_20_Link"><text:span text:style-name="T1">sql</text:span></text:a>ite 3 database), so database programming can be started right away.</text:p>
      <text:p text:style-name="P3"><text:a xlink:type="simple" xlink:href="https://www.sqlobject.org/" text:style-name="Internet_20_link" text:visited-style-name="Visited_20_Internet_20_Link"><text:span text:style-name="T1">sql</text:span></text:a>ite is a lightweight <text:span text:style-name="T1">sql</text:span> database, lacking many of the features of, say, Postgre<text:span text:style-name="T1">sql</text:span>, but it is very convenient for prototyping, and may prove sufficient in many cases.</text:p>
      <text:p text:style-name="P11">To make it as easy as possible to switch between database backends, <text:a xlink:type="simple" xlink:href="https://peps.python.org/pep-0249/" text:style-name="Internet_20_link" text:visited-style-name="Visited_20_Internet_20_Link">Python Database <text:span text:style-name="T1">api</text:span> Specification v2.0</text:a> provides an <text:span text:style-name="T1">api</text:span> specification called <text:span text:style-name="T1">db</text:span>-<text:span text:style-name="T1">api</text:span> 2.0 that database interfaces ought to hono<text:span text:style-name="T10">u</text:span>r—the <text:span text:style-name="Console">sqlite3</text:span> module, for example, complies with the specification, but not all the third-party modules do. There are two major objects specified by the <text:span text:style-name="T1">api</text:span>, the connection object and the cursor object, and the <text:span text:style-name="T1">api</text:span>s they must support are shown in Tables 12.1 and 12.2 <text:span text:style-name="T10">(both below)</text:span>. In the case of the <text:span text:style-name="Console">sqlite3</text:span> module, its connection and cursor objects both provide many additional attributes and methods beyond those required by the DB-<text:span text:style-name="T1">api</text:span> 2.0 specification.</text:p>
      <text:p text:style-name="P12">The <text:span text:style-name="T1">sql</text:span> version of the <text:span text:style-name="T1">dvd</text:span>s program is <text:span text:style-name="Filename">dvds-sql.py</text:span>. The program stores directors separately from the <text:span text:style-name="T1">dvd</text:span> data to avoid duplication and offers one more menu option that lets the user list the directors. The two tables are shown in Figure 12.1 <text:span text:style-name="T10">(below)</text:span>. The program has slightly fewer than 300 lines, whereas the previous section’s <text:span text:style-name="Filename">dvds-dbm.py</text:span> program is slightly fewer than 200 lines, with most of the difference due to the fact that we must use <text:span text:style-name="T1">sql</text:span> queries <text:soft-page-break/>rather than perform simple dictionary-like operations, and because we must create the database’s tables the first time the program runs.</text:p>
      <text:p text:style-name="P3"><draw:frame draw:style-name="fr3" draw:name="Frame-12.1 The dvd program’s database design Picture" text:anchor-type="paragraph" svg:x="0cm" svg:y="0.333cm" svg:width="17cm" draw:z-index="16"><draw:text-box fo:min-height="5.69cm"><text:p text:style-name="P13"><draw:frame draw:style-name="fr4" draw:name="Figure-12.1-The-dvd-program’s-database-design" text:anchor-type="paragraph" svg:width="13.711cm" svg:height="5.3cm" draw:z-index="17"><draw:image xlink:href="Pictures/10000000000001E6000000BCB1B5AF94.png" xlink:type="simple" xlink:show="embed" xlink:actuate="onLoad" draw:mime-type="image/png"/></draw:frame><text:span text:style-name="Caption_20_characters">Figure </text:span><text:span text:style-name="Caption_20_characters"><text:sequence text:ref-name="refFigure0" text:name="Figure" text:formula="ooow:Figure+1" style:num-format="1">12.1</text:sequence></text:span><text:s/>The dvd program’s database design</text:p></draw:text-box></draw:frame>The <text:span text:style-name="Console">main()</text:span> function is similar to before, only this time we call a custom <text:span text:style-name="Console">connect()</text:span> function to make the connection.</text:p>
      <text:p text:style-name="P9">def connect(filename):</text:p>
      <text:p text:style-name="P9"><text:tab/>create = not os.<text:span text:style-name="T1">path</text:span>.exists(filename)</text:p>
      <text:p text:style-name="P9"><text:tab/>db = sqlite3.connect(filename)</text:p>
      <text:p text:style-name="P9"><text:tab/>if create:</text:p>
      <text:p text:style-name="P9"><text:tab/><text:tab/>cursor = db.cursor()</text:p>
      <text:p text:style-name="P9"><text:tab/><text:tab/>cursor.execute("CREATE TABLE directors ("</text:p>
      <text:p text:style-name="P9"><text:tab/><text:tab/>"id INTEGER PRIMARY KEY AUTOINCREMENT UNIQUE NOT NULL, "</text:p>
      <text:p text:style-name="P9"><text:tab/><text:tab/> <text:s text:c="32"/>"name TEXT UNIQUE NOT NULL)")</text:p>
      <text:p text:style-name="P9"><text:tab/><text:tab/>cursor.execute("CREATE TABLE dvds ("</text:p>
      <text:p text:style-name="P9"><text:tab/><text:tab/> <text:s text:c="5"/>"id INTEGER PRIMARY KEY AUTOINCREMENT UNIQUE NOT NULL, "</text:p>
      <text:p text:style-name="P9"><text:tab/><text:tab/> <text:s text:c="5"/>"title TEXT NOT NULL, "</text:p>
      <text:p text:style-name="P9"><text:tab/><text:tab/> <text:s text:c="5"/>"year INTEGER NOT NULL, "</text:p>
      <text:p text:style-name="P9"><text:tab/><text:tab/> <text:s text:c="5"/>"duration INTEGER NOT NULL, "</text:p>
      <text:p text:style-name="P9"><text:tab/><text:tab/> <text:s text:c="5"/>"director_id INTEGER NOT NULL, "</text:p>
      <text:p text:style-name="P9"><text:tab/><text:tab/> <text:s text:c="5"/>"FOREIGN KEY (director_id) REFERENCES directors)")</text:p>
      <text:p text:style-name="P9"><text:tab/><text:tab/>db.commit()</text:p>
      <text:p text:style-name="P9"><text:tab/>return db</text:p>
      <text:p text:style-name="P3">The <text:span text:style-name="Console">sqlite3.connect()</text:span> function returns a database object, having opened the database file it is given and created an empty database file if the file did not exist. In view of this, prior to calling <text:span text:style-name="Console">sqlite3.connect()</text:span>, we note whether the database is going to be created from scratch, because if it is, we must create the tables that the program relies on. All queries are executed through a database cursor, available from the database object’s <text:span text:style-name="Console">cursor()</text:span> method.</text:p>
      <text:p text:style-name="P3">Notice that both tables are created with an <text:span text:style-name="T9">id</text:span> field that has an <text:span text:style-name="Console">AUTOINCREMENT </text:span>constraint—this means that <text:a xlink:type="simple" xlink:href="https://www.sqlobject.org/" text:style-name="Internet_20_link" text:visited-style-name="Visited_20_Internet_20_Link"><text:span text:style-name="T1">sql</text:span></text:a>ite will automatically populate the <text:span text:style-name="T9">id</text:span>s with unique numbers, so we can leave these fields to <text:a xlink:type="simple" xlink:href="https://www.sqlobject.org/" text:style-name="Internet_20_link" text:visited-style-name="Visited_20_Internet_20_Link"><text:span text:style-name="T1">sql</text:span></text:a>ite when inserting new records.</text:p>
      <text:p text:style-name="P14"><text:a xlink:type="simple" xlink:href="https://www.sqlobject.org/" text:style-name="Internet_20_link" text:visited-style-name="Visited_20_Internet_20_Link"><text:span text:style-name="T1">sql</text:span></text:a>ite supports a limited range of data types—essentially just Booleans, numbers, and strings—but this can be extended using data “adaptors”, either the predefined ones such as those for dates and date-times, or custom ones that we can use to represent any data types we like. The <text:span text:style-name="T1">dvd</text:span>s program does not need this functionality, but if it were required, the <text:span text:style-name="Console">sqlite3</text:span> module’s </text:p>
      <table:table table:name="Table-12.1-db-api-2.0-Connection-Object-Methods" table:style-name="Table-12.1-db-api-2.0-Connection-Object-Methods">
        <table:table-column table:style-name="Table-12.1-db-api-2.0-Connection-Object-Methods.A"/>
        <table:table-column table:style-name="Table-12.1-db-api-2.0-Connection-Object-Methods.B"/>
        <table:table-header-rows>
          <text:soft-page-break/>
          <table:table-row table:style-name="Table-12.1-db-api-2.0-Connection-Object-Methods.1">
            <table:table-cell table:style-name="Table-12.1-db-api-2.0-Connection-Object-Methods.A1" table:number-columns-spanned="2" office:value-type="string">
              <text:p text:style-name="P15">Table <text:span text:style-name="Caption_20_characters"><text:sequence text:ref-name="refTable0" text:name="Table" text:formula="ooow:Table+1" style:num-format="1">12.1</text:sequence></text:span>: <text:span text:style-name="T9">db</text:span>-<text:span text:style-name="T1">api</text:span> 2.0 Connection Object Methods</text:p>
            </table:table-cell>
            <table:covered-table-cell/>
          </table:table-row>
          <table:table-row table:style-name="Table-12.1-db-api-2.0-Connection-Object-Methods.1">
            <table:table-cell table:style-name="Table-12.1-db-api-2.0-Connection-Object-Methods.A2" office:value-type="string">
              <text:p text:style-name="P16">Syntax</text:p>
            </table:table-cell>
            <table:table-cell table:style-name="Table-12.1-db-api-2.0-Connection-Object-Methods.B2" office:value-type="string">
              <text:p text:style-name="P16">Description</text:p>
            </table:table-cell>
          </table:table-row>
        </table:table-header-rows>
        <table:table-row table:style-name="Table-12.1-db-api-2.0-Connection-Object-Methods.1">
          <table:table-cell table:style-name="Table-12.1-db-api-2.0-Connection-Object-Methods.A3" office:value-type="string">
            <text:p text:style-name="P17">db.close()</text:p>
          </table:table-cell>
          <table:table-cell table:style-name="Table-12.1-db-api-2.0-Connection-Object-Methods.B3" office:value-type="string">
            <text:p text:style-name="P17">Closes the connection to the database (represented by the <text:span text:style-name="Console">db</text:span> object which is obtained by calling a <text:span text:style-name="Console">connect()</text:span> function)</text:p>
          </table:table-cell>
        </table:table-row>
        <table:table-row table:style-name="Table-12.1-db-api-2.0-Connection-Object-Methods.1">
          <table:table-cell table:style-name="Table-12.1-db-api-2.0-Connection-Object-Methods.A4" office:value-type="string">
            <text:p text:style-name="P17">db.commit()</text:p>
          </table:table-cell>
          <table:table-cell table:style-name="Table-12.1-db-api-2.0-Connection-Object-Methods.B4" office:value-type="string">
            <text:p text:style-name="P17">Commits any pending transaction to the database; does nothing for databases that don’t support transactions</text:p>
          </table:table-cell>
        </table:table-row>
        <table:table-row table:style-name="Table-12.1-db-api-2.0-Connection-Object-Methods.1">
          <table:table-cell table:style-name="Table-12.1-db-api-2.0-Connection-Object-Methods.A5" office:value-type="string">
            <text:p text:style-name="P17">db.cursor()</text:p>
          </table:table-cell>
          <table:table-cell table:style-name="Table-12.1-db-api-2.0-Connection-Object-Methods.B5" office:value-type="string">
            <text:p text:style-name="P17">Returns a database cursor object through which queries can be executed</text:p>
          </table:table-cell>
        </table:table-row>
        <table:table-row table:style-name="Table-12.1-db-api-2.0-Connection-Object-Methods.1">
          <table:table-cell table:style-name="Table-12.1-db-api-2.0-Connection-Object-Methods.A6" office:value-type="string">
            <text:p text:style-name="P17">db.rollback()</text:p>
          </table:table-cell>
          <table:table-cell table:style-name="Table-12.1-db-api-2.0-Connection-Object-Methods.B6" office:value-type="string">
            <text:p text:style-name="P17">Rolls back any pending transaction to the state that existed before the transaction began; does nothing for databases that don’t support transactions</text:p>
          </table:table-cell>
        </table:table-row>
      </table:table>
      <text:p text:style-name="P14">documentation explains the details. The foreign key syntax we have used may not be the same as the syntax for other databases, and in any case it is merely documenting our intention, since <text:a xlink:type="simple" xlink:href="https://www.sqlobject.org/" text:style-name="Internet_20_link" text:visited-style-name="Visited_20_Internet_20_Link"><text:span text:style-name="T1">sql</text:span></text:a>ite, unlike many other databases, does not enforce relational integrity. (However, <text:a xlink:type="simple" xlink:href="https://www.sqlobject.org/" text:style-name="Internet_20_link" text:visited-style-name="Visited_20_Internet_20_Link"><text:span text:style-name="T1">sql</text:span></text:a>ite does have a workaround based on <text:span text:style-name="Console">sqlite3</text:span>’s .<text:span text:style-name="Console">genfkey</text:span> command.) One other <text:span text:style-name="Console">sqlite3</text:span>-specific quirk is that its default behaviour is to support implicit transactions, so there is no explicit “<text:span text:style-name="T2">start transaction</text:span>” method.</text:p>
      <text:p text:style-name="P9">def add_dvd(db):</text:p>
      <text:p text:style-name="P9"><text:tab/>title = Console.get_string("Title", "title")</text:p>
      <text:p text:style-name="P9"><text:tab/>if not title:</text:p>
      <text:p text:style-name="P9"><text:tab/><text:tab/>return</text:p>
      <text:p text:style-name="P9"><text:tab/>director = Console.get_string("Director", "director")</text:p>
      <text:p text:style-name="P9"><text:tab/>if not director:</text:p>
      <text:p text:style-name="P9"><text:tab/><text:tab/>return</text:p>
      <text:p text:style-name="P9"><text:tab/>year = Console.get_integer("Year", "year", minimum=1896,</text:p>
      <text:p text:style-name="P9"><text:tab/> <text:s text:c="32"/>maximum=datetime.date.today().year)</text:p>
      <text:p text:style-name="P9"><text:tab/>duration = Console.get_integer("Duration (minutes)", "minutes",</text:p>
      <text:p text:style-name="P9"><text:tab/> <text:s text:c="42"/>minimum=0, maximum=60*48)</text:p>
      <text:p text:style-name="P9"><text:tab/>director_id = get_and_set_director(db, director)</text:p>
      <text:p text:style-name="P9"><text:tab/>cursor = db.cursor()</text:p>
      <text:p text:style-name="P9"><text:tab/>cursor.execute("INSERT INTO dvds "</text:p>
      <text:p text:style-name="P9"><text:tab/> <text:s text:c="14"/>"(title, year, duration, director_id) "</text:p>
      <text:p text:style-name="P9"><text:tab/> <text:s text:c="14"/>"VALUES (?, ?, ?, ?)",</text:p>
      <text:p text:style-name="P9"><text:tab/> <text:s text:c="14"/>(title, year, duration, director_id))</text:p>
      <text:p text:style-name="P9"><text:tab/>db.commit()</text:p>
      <text:p text:style-name="P3">This function starts with the same code as the equivalent function from the <text:span text:style-name="Filename">dvds-dbm.py</text:span> program, but once we have gathered the data, it is quite different. The director the user entered may or may not be in the directors table, so we have a <text:span text:style-name="Console">get_and_set_director()</text:span> function that inserts the director if they are not already in the database, and in either case returns the director’s <text:span text:style-name="T9">id</text:span> ready for it to be inserted into the <text:span text:style-name="Console">dvds</text:span> table. With all the data available we execute a <text:span text:style-name="T1">sql</text:span> INSERT statement. We don’t need to specify a record <text:span text:style-name="T9">id</text:span> since <text:a xlink:type="simple" xlink:href="https://www.sqlobject.org/" text:style-name="Internet_20_link" text:visited-style-name="Visited_20_Internet_20_Link"><text:span text:style-name="T1">sql</text:span></text:a>ite will automatically provide one for us.</text:p>
      <text:p text:style-name="P14">In the query we have used question marks for placeholders. Each <text:span text:style-name="Console">?</text:span> is replaced by the corresponding value in the sequence that follows the string containing the <text:span text:style-name="T1">sql</text:span> statement. Named placeholders can also be used as we will see when </text:p>
      <table:table table:name="Table-12.2-DB-api-2.0-Cursor-Object-Attributes-and-Methods" table:style-name="Table-12.2-DB-api-2.0-Cursor-Object-Attributes-and-Methods">
        <table:table-column table:style-name="Table-12.2-DB-api-2.0-Cursor-Object-Attributes-and-Methods.A"/>
        <table:table-column table:style-name="Table-12.2-DB-api-2.0-Cursor-Object-Attributes-and-Methods.B"/>
        <table:table-header-rows>
          <text:soft-page-break/>
          <table:table-row table:style-name="Table-12.2-DB-api-2.0-Cursor-Object-Attributes-and-Methods.1">
            <table:table-cell table:style-name="Table-12.2-DB-api-2.0-Cursor-Object-Attributes-and-Methods.A1" table:number-columns-spanned="2" office:value-type="string">
              <text:p text:style-name="P18">Table <text:span text:style-name="Caption_20_characters"><text:sequence text:ref-name="refTable1" text:name="Table" text:formula="ooow:Table+1" style:num-format="1">12.2</text:sequence></text:span>: DB-<text:span text:style-name="T1">api</text:span> 2.0 Cursor Object Attributes and Methods</text:p>
            </table:table-cell>
            <table:covered-table-cell/>
          </table:table-row>
          <table:table-row table:style-name="Table-12.2-DB-api-2.0-Cursor-Object-Attributes-and-Methods.1">
            <table:table-cell table:style-name="Table-12.2-DB-api-2.0-Cursor-Object-Attributes-and-Methods.A2" office:value-type="string">
              <text:p text:style-name="P16">Syntax</text:p>
            </table:table-cell>
            <table:table-cell table:style-name="Table-12.2-DB-api-2.0-Cursor-Object-Attributes-and-Methods.B2" office:value-type="string">
              <text:p text:style-name="P16">Description</text:p>
            </table:table-cell>
          </table:table-row>
        </table:table-header-rows>
        <table:table-row table:style-name="Table-12.2-DB-api-2.0-Cursor-Object-Attributes-and-Methods.1">
          <table:table-cell table:style-name="Table-12.2-DB-api-2.0-Cursor-Object-Attributes-and-Methods.A3" office:value-type="string">
            <text:p text:style-name="P17"><text:span text:style-name="Console">c.arraysize</text:span></text:p>
          </table:table-cell>
          <table:table-cell table:style-name="Table-12.2-DB-api-2.0-Cursor-Object-Attributes-and-Methods.B3" office:value-type="string">
            <text:p text:style-name="P17">The (readable/<text:span text:style-name="T5">writeable</text:span>) number of rows that <text:span text:style-name="Console">fetchmany()</text:span> will return if no size is specified</text:p>
          </table:table-cell>
        </table:table-row>
        <table:table-row table:style-name="Table-12.2-DB-api-2.0-Cursor-Object-Attributes-and-Methods.1">
          <table:table-cell table:style-name="Table-12.2-DB-api-2.0-Cursor-Object-Attributes-and-Methods.A4" office:value-type="string">
            <text:p text:style-name="P17"><text:span text:style-name="Console">c.close()</text:span></text:p>
          </table:table-cell>
          <table:table-cell table:style-name="Table-12.2-DB-api-2.0-Cursor-Object-Attributes-and-Methods.B4" office:value-type="string">
            <text:p text:style-name="P17">Closes the cursor, c; this is done automatically when the cursor goes out of scope</text:p>
          </table:table-cell>
        </table:table-row>
        <table:table-row table:style-name="Table-12.2-DB-api-2.0-Cursor-Object-Attributes-and-Methods.1">
          <table:table-cell table:style-name="Table-12.2-DB-api-2.0-Cursor-Object-Attributes-and-Methods.A5" office:value-type="string">
            <text:p text:style-name="P17"><text:span text:style-name="Console">c.description</text:span></text:p>
          </table:table-cell>
          <table:table-cell table:style-name="Table-12.2-DB-api-2.0-Cursor-Object-Attributes-and-Methods.B5" office:value-type="string">
            <text:p text:style-name="P17">A read-only sequence of <text:span text:style-name="T2">7-tuples</text:span> (<text:span text:style-name="Console">name</text:span>, <text:span text:style-name="Console">type_code</text:span>, <text:span text:style-name="Console">display_size</text:span>, <text:span text:style-name="Console">internal_size</text:span>, <text:span text:style-name="Console">precision</text:span>, <text:span text:style-name="Console">scale</text:span>, <text:span text:style-name="Console">null_ok</text:span>), describing each successive column of cursor <text:span text:style-name="Console">c</text:span></text:p>
          </table:table-cell>
        </table:table-row>
        <table:table-row table:style-name="Table-12.2-DB-api-2.0-Cursor-Object-Attributes-and-Methods.1">
          <table:table-cell table:style-name="Table-12.2-DB-api-2.0-Cursor-Object-Attributes-and-Methods.A4" office:value-type="string">
            <text:p text:style-name="P17"><text:span text:style-name="Console">c.execute(sql,</text:span></text:p>
            <text:p text:style-name="P17"><text:span text:style-name="Console"><text:s text:c="10"/>params)</text:span></text:p>
          </table:table-cell>
          <table:table-cell table:style-name="Table-12.2-DB-api-2.0-Cursor-Object-Attributes-and-Methods.B6" office:value-type="string">
            <text:p text:style-name="P19">Executes the <text:span text:style-name="T1">sql</text:span> query in string <text:span text:style-name="Console">sql</text:span>, replacing each placeholder with the corresponding parameter from the <text:span text:style-name="Console">params</text:span> sequence or mapping if given</text:p>
          </table:table-cell>
        </table:table-row>
        <table:table-row table:style-name="Table-12.2-DB-api-2.0-Cursor-Object-Attributes-and-Methods.1">
          <table:table-cell table:style-name="Table-12.2-DB-api-2.0-Cursor-Object-Attributes-and-Methods.A5" office:value-type="string">
            <text:p text:style-name="P17"><text:span text:style-name="Console">c.executemany(</text:span></text:p>
            <text:p text:style-name="P17"><text:span text:style-name="Console"><text:s text:c="3"/>sql,</text:span></text:p>
            <text:p text:style-name="P17"><text:span text:style-name="Console"><text:s text:c="3"/>seq_of_params)</text:span></text:p>
          </table:table-cell>
          <table:table-cell table:style-name="Table-12.2-DB-api-2.0-Cursor-Object-Attributes-and-Methods.B7" office:value-type="string">
            <text:p text:style-name="P17">Executes the <text:span text:style-name="T1">sql</text:span> query once for each item in the <text:span text:style-name="Console">seq_of_params</text:span> sequence of sequences or mappings; this method should not be used for operations that create result sets (such as SELECT statements)</text:p>
          </table:table-cell>
        </table:table-row>
        <table:table-row table:style-name="Table-12.2-DB-api-2.0-Cursor-Object-Attributes-and-Methods.1">
          <table:table-cell table:style-name="Table-12.2-DB-api-2.0-Cursor-Object-Attributes-and-Methods.A4" office:value-type="string">
            <text:p text:style-name="P17"><text:span text:style-name="Console">c.fetchall()</text:span></text:p>
          </table:table-cell>
          <table:table-cell table:style-name="Table-12.2-DB-api-2.0-Cursor-Object-Attributes-and-Methods.B8" office:value-type="string">
            <text:p text:style-name="P17">Returns a sequence of all the rows that have not yet been fetched (which could be all of them)</text:p>
          </table:table-cell>
        </table:table-row>
        <table:table-row table:style-name="Table-12.2-DB-api-2.0-Cursor-Object-Attributes-and-Methods.1">
          <table:table-cell table:style-name="Table-12.2-DB-api-2.0-Cursor-Object-Attributes-and-Methods.A5" office:value-type="string">
            <text:p text:style-name="P17"><text:span text:style-name="Console">c.fetchmany(size)</text:span></text:p>
          </table:table-cell>
          <table:table-cell table:style-name="Table-12.2-DB-api-2.0-Cursor-Object-Attributes-and-Methods.B9" office:value-type="string">
            <text:p text:style-name="P17">Returns a sequence of rows (each row itself being a sequence); size defaults to <text:span text:style-name="Console">c.arraysize</text:span></text:p>
          </table:table-cell>
        </table:table-row>
        <table:table-row table:style-name="Table-12.2-DB-api-2.0-Cursor-Object-Attributes-and-Methods.1">
          <table:table-cell table:style-name="Table-12.2-DB-api-2.0-Cursor-Object-Attributes-and-Methods.A4" office:value-type="string">
            <text:p text:style-name="P17"><text:span text:style-name="Console">c.fetchone()</text:span></text:p>
          </table:table-cell>
          <table:table-cell table:style-name="Table-12.2-DB-api-2.0-Cursor-Object-Attributes-and-Methods.B10" office:value-type="string">
            <text:p text:style-name="P17">Returns the next row of the query result set as a sequence, or <text:span text:style-name="Console">None</text:span> when the results are exhausted. Raises an exception if there is no result set.</text:p>
          </table:table-cell>
        </table:table-row>
        <table:table-row table:style-name="Table-12.2-DB-api-2.0-Cursor-Object-Attributes-and-Methods.1">
          <table:table-cell table:style-name="Table-12.2-DB-api-2.0-Cursor-Object-Attributes-and-Methods.A11" office:value-type="string">
            <text:p text:style-name="P17"><text:span text:style-name="Console">c.rowcount</text:span></text:p>
          </table:table-cell>
          <table:table-cell table:style-name="Table-12.2-DB-api-2.0-Cursor-Object-Attributes-and-Methods.B11" office:value-type="string">
            <text:p text:style-name="P17">The read-only row count for the last operation (e.g., SELECT, INSERT, UPDATE, or DELETE) or -1 if not available or not applicable</text:p>
          </table:table-cell>
        </table:table-row>
      </table:table>
      <text:p text:style-name="P14">we look at editing a record. Although it is possible to avoid using placeholders and simply format the <text:span text:style-name="T1">sql</text:span> string with the data embedded into it, we recommend always using placeholders and leaving the burden of correctly encoding and escaping the data items to the database module. Another benefit of using placeholders is that they improve security since they prevent arbitrary <text:span text:style-name="T1">sql </text:span>from being maliciously injected into a query.</text:p>
      <text:p text:style-name="P8">def get_and_set_director(db, director):</text:p>
      <text:p text:style-name="P8"><text:tab/>director_id = get_director_id(db, director)</text:p>
      <text:p text:style-name="P8"><text:tab/>if director_id is not None:</text:p>
      <text:p text:style-name="P8"><text:tab/><text:tab/>return director_id</text:p>
      <text:p text:style-name="P8"><text:tab/>cursor = db.cursor()</text:p>
      <text:p text:style-name="P8"><text:tab/>cursor.execute("INSERT INTO directors (name) VALUES (?)",</text:p>
      <text:p text:style-name="P8"><text:tab/> <text:s text:c="48"/>(director,))</text:p>
      <text:p text:style-name="P8"><text:tab/>db.commit()</text:p>
      <text:p text:style-name="P8"><text:tab/>return get_director_id(db, director)</text:p>
      <text:p text:style-name="P20"><text:soft-page-break/>This function returns the <text:span text:style-name="T9">id</text:span> of the given director, inserting a new director record if necessary. If a record is inserted we retrieve its <text:span text:style-name="T9">id</text:span> using the <text:span text:style-name="Console">get_director_id()</text:span> function we tried in the first place.</text:p>
      <text:p text:style-name="P10">def get_director_id(db, director):</text:p>
      <text:p text:style-name="P10"><text:tab/>cursor = db.cursor()</text:p>
      <text:p text:style-name="P10"><text:tab/>cursor.execute("SELECT id FROM directors WHERE name=?",</text:p>
      <text:p text:style-name="P10"><text:tab/> <text:s text:c="42"/>(director,))</text:p>
      <text:p text:style-name="P10"><text:tab/>fields = cursor.fetchone()</text:p>
      <text:p text:style-name="P10"><text:tab/>return fields[0] if fields is not None else None</text:p>
      <text:p text:style-name="P3">The <text:span text:style-name="Console">get_director_id()</text:span> function returns the <text:span text:style-name="T9">id</text:span> of the given director or <text:span text:style-name="Console">None</text:span> if there is no such director in the database. We use the <text:span text:style-name="Console">fetchone()</text:span> method because there is either zero or one matching record. (We know that there are no duplicate directors because the directors table’s name field has a UNIQUE constraint, and in any case we always check for the existence of a director before adding a new one). The fetch methods always return a sequence of fields (or <text:span text:style-name="Console">None</text:span> if there are no more records), even if, as here, we have asked to retrieve only a single field.</text:p>
      <text:p text:style-name="P9">def edit_dvd(db):</text:p>
      <text:p text:style-name="P9"><text:tab/>title, identity = find_dvd(db, "edit")</text:p>
      <text:p text:style-name="P9"><text:tab/>if title is None:</text:p>
      <text:p text:style-name="P9"><text:tab/><text:tab/>return</text:p>
      <text:p text:style-name="P9"><text:tab/>title = Console.get_string("Title", "title", title)</text:p>
      <text:p text:style-name="P9"><text:tab/>if not title:</text:p>
      <text:p text:style-name="P9"><text:tab/><text:tab/>return</text:p>
      <text:p text:style-name="P9"><text:tab/>cursor = db.cursor()</text:p>
      <text:p text:style-name="P9"><text:tab/>cursor.execute("SELECT dvds.year, dvds.duration, directors.name "</text:p>
      <text:p text:style-name="P9"><text:tab/> <text:s text:c="14"/>"FROM dvds, directors "</text:p>
      <text:p text:style-name="P9"><text:tab/> <text:s text:c="14"/>"WHERE dvds.director_id = directors.id AND "</text:p>
      <text:p text:style-name="P9"><text:tab/> <text:s text:c="14"/>"dvds.id=:id", dict(id=identity))</text:p>
      <text:p text:style-name="P9"><text:tab/>year, duration, director = cursor.fetchone()</text:p>
      <text:p text:style-name="P9"><text:tab/>director = Console.get_string("Director", "director", director)</text:p>
      <text:p text:style-name="P9"><text:tab/>if not director:</text:p>
      <text:p text:style-name="P9"><text:tab/><text:tab/>return</text:p>
      <text:p text:style-name="P9"><text:tab/>year = Console.get_integer("Year", "year", year, 1896,</text:p>
      <text:p text:style-name="P9"><text:tab/> <text:s text:c="40"/>datetime.date.today().year)</text:p>
      <text:p text:style-name="P9"><text:tab/>duration = Console.get_integer("Duration (minutes)", "minutes",</text:p>
      <text:p text:style-name="P9"><text:tab/>duration, minimum=0, maximum=60*48)</text:p>
      <text:p text:style-name="P9"><text:tab/>director_id = get_and_set_director(db, director)</text:p>
      <text:p text:style-name="P9"><text:tab/>cursor.execute("UPDATE dvds SET title=:title, year=:year, "</text:p>
      <text:p text:style-name="P9"><text:tab/> <text:s text:c="14"/>"duration=:duration, director_id=:director_id "</text:p>
      <text:p text:style-name="P9"><text:tab/> <text:s text:c="14"/>"WHERE id=:identity", locals())</text:p>
      <text:p text:style-name="P9"><text:tab/>db.commit()</text:p>
      <text:p text:style-name="P21">To edit a <text:span text:style-name="T1">dvd</text:span> record we must first find the record the user wants to work on. If a record is found we begin by giving the user the opportunity to change the title. Then we retrieve the other fields so that we can provide the existing values as defaults to minimize what the user must type since they can just press Enter to accept a default. Here we have used named placeholders (of the form :name), and must therefore provide the corresponding values using a mapping. For the SELECT statement we have used a freshly created dictionary, and for the UPDATE statement we have used the dictionary returned by locals().</text:p>
      <text:p text:style-name="P3">We could use a fresh dictionary for both, in which case for the UPDATE we would pass <text:span text:style-name="Inline_20_Code">dict(title=title, year=year, duration=duration, director_id=director_id, id=identity))</text:span> instead of <text:span text:style-name="Inline_20_Code">locals()</text:span>.</text:p>
      <text:p text:style-name="P3"><text:soft-page-break/>Once we have all the fields and the user has entered any changes they want, we retrieve the corresponding director <text:span text:style-name="T9">id</text:span> (inserting a new director record if necessary), and then update the database with the new data. We have taken the simplistic approach of updating all the record’s fields rather than only those which have actually been changed.</text:p>
      <text:p text:style-name="P3">When we used a <text:span text:style-name="T1">dbm</text:span> file the <text:span text:style-name="T1">dvd</text:span> title was used as the key, so if the title changed, we created a new key–value item and deleted the original. But here every <text:span text:style-name="T1">dvd</text:span> record has a unique <text:span text:style-name="T9">id</text:span> which is set when the record is first inserted, so we are free to change the value of any other field with no further work necessary.</text:p>
      <text:p text:style-name="P22">def find_dvd(db, message):</text:p>
      <text:p text:style-name="P22"><text:tab/>message = "(Start of) title to " + message</text:p>
      <text:p text:style-name="P22"><text:tab/>cursor = db.cursor()</text:p>
      <text:p text:style-name="P22"><text:tab/>while True:</text:p>
      <text:p text:style-name="P22"><text:tab/><text:tab/>start = Console.get_string(message, "title")</text:p>
      <text:p text:style-name="P22"><text:tab/><text:tab/>if not start:</text:p>
      <text:p text:style-name="P22"><text:tab/><text:tab/><text:tab/>return (None, None)</text:p>
      <text:p text:style-name="P22"><text:tab/><text:tab/>cursor.execute("SELECT title, id FROM dvds "</text:p>
      <text:p text:style-name="P22"><text:tab/><text:tab/> <text:s text:c="14"/>"WHERE title LIKE ? ORDER BY title",</text:p>
      <text:p text:style-name="P22"><text:tab/><text:tab/> <text:s text:c="13"/>(start + "%",))</text:p>
      <text:p text:style-name="P22"><text:tab/><text:tab/>records = cursor.fetchall()</text:p>
      <text:p text:style-name="P22"><text:tab/><text:tab/>if len(records) == 0:</text:p>
      <text:p text:style-name="P22"><text:tab/><text:tab/><text:tab/>print("There are no dvds starting with", start)</text:p>
      <text:p text:style-name="P22"><text:tab/><text:tab/><text:tab/>continue</text:p>
      <text:p text:style-name="P22"><text:tab/><text:tab/>elif len(records) == 1:</text:p>
      <text:p text:style-name="P22"><text:tab/><text:tab/><text:tab/>return records[0]</text:p>
      <text:p text:style-name="P22"><text:tab/><text:tab/>elif len(records) &gt; DISPLAY_LIMIT:</text:p>
      <text:p text:style-name="P22"><text:tab/><text:tab/><text:tab/>print("Too many dvds ({0}) start with {1}; try entering "</text:p>
      <text:p text:style-name="P22"><text:tab/><text:tab/><text:tab/> <text:s text:c="5"/>"more of the title".format(len(records), start))</text:p>
      <text:p text:style-name="P22"><text:tab/><text:tab/><text:tab/>continue</text:p>
      <text:p text:style-name="P22"><text:tab/><text:tab/>else:</text:p>
      <text:p text:style-name="P22"><text:tab/><text:tab/><text:tab/>for i, record in enumerate(records):</text:p>
      <text:p text:style-name="P22"><text:tab/><text:tab/><text:tab/><text:tab/>print("{0}: {1}".format(i + 1, record[0]))</text:p>
      <text:p text:style-name="P22"><text:tab/><text:tab/><text:tab/>which = Console.get_integer("Number (or 0 to cancel)",</text:p>
      <text:p text:style-name="P22"><text:tab/><text:tab/><text:tab/> <text:s text:c="17"/>"number", minimum=1, maximum=len(records))</text:p>
      <text:p text:style-name="P22"><text:tab/><text:tab/><text:tab/>return records[which - 1] if which != 0 else (None, None)</text:p>
      <text:p text:style-name="P3">This function performs the same service as the <text:span text:style-name="Console">find_dvd()</text:span> function in the <text:span text:style-name="Filename">dvdsdbm.py</text:span> program, and returns a <text:span text:style-name="T2">2-tuple</text:span> (title, <text:span text:style-name="T1">dvd</text:span> <text:span text:style-name="T9">id</text:span>), or (<text:span text:style-name="Console">None</text:span>, <text:span text:style-name="Console">None</text:span>) depending on whether a record was found. Instead of iterating over all the data we have used the <text:span text:style-name="T1">sql</text:span> wildcard operator (<text:span text:style-name="Console">%</text:span>), so only the relevant records are retrieved.</text:p>
      <text:p text:style-name="P3">And since we expect the number of matching records to be small, we fetch them all at once into a sequence of sequences. If there is more than one matching record and few enough to display, we print the records with a number beside each one so that the user can choose the one they want in much the same way as they could in the <text:span text:style-name="Filename">dvds-dbm.py</text:span> program.</text:p>
      <text:p text:style-name="P9">def list_dvds(db):</text:p>
      <text:p text:style-name="P9"><text:tab/>cursor = db.cursor()</text:p>
      <text:p text:style-name="P9"><text:tab/>sql = ("SELECT dvds.title, dvds.year, dvds.duration, "</text:p>
      <text:p text:style-name="P9"><text:tab/> <text:s text:c="6"/>"directors.name FROM dvds, directors "</text:p>
      <text:p text:style-name="P9"><text:tab/> <text:s text:c="6"/>"WHERE dvds.director_id = directors.id")</text:p>
      <text:p text:style-name="P9"><text:tab/>start = None</text:p>
      <text:p text:style-name="P9"><text:soft-page-break/><text:tab/>if dvd_count(db) &gt; DISPLAY_LIMIT:</text:p>
      <text:p text:style-name="P9"><text:tab/><text:tab/>start = Console.get_string("List those starting with "</text:p>
      <text:p text:style-name="P9"><text:tab/><text:tab/> <text:s text:c="26"/>"[Enter=all]", "start")</text:p>
      <text:p text:style-name="P9"><text:tab/><text:tab/>sql += " AND dvds.title LIKE ?"</text:p>
      <text:p text:style-name="P9"><text:tab/>sql += " ORDER BY dvds.title"</text:p>
      <text:p text:style-name="P9"><text:tab/>print()</text:p>
      <text:p text:style-name="P9"><text:tab/>if start is None:</text:p>
      <text:p text:style-name="P9"><text:tab/><text:tab/>cursor.execute(sql)</text:p>
      <text:p text:style-name="P9"><text:tab/>else:</text:p>
      <text:p text:style-name="P9"><text:tab/><text:tab/>cursor.execute(sql, (start + "%",))</text:p>
      <text:p text:style-name="P9"><text:tab/>for record in cursor:</text:p>
      <text:p text:style-name="P9"><text:tab/><text:tab/>print("{0[0]} ({0[1]}) {0[2]} minutes, by {0[3]}".format(</text:p>
      <text:p text:style-name="P9"><text:tab/><text:tab/> <text:s text:c="53"/>record))</text:p>
      <text:p text:style-name="P3">To list the details of each <text:span text:style-name="T1">dvd</text:span> we do a SELECT query that joins the two tables, adding a second element to the WHERE clause if there are more records (returned by our <text:span text:style-name="Console">dvd_count()</text:span> function) than the display limit. We then execute the query and iterate over the results. Each record is a sequence whose fields are those matching the SELECT query.</text:p>
      <text:p text:style-name="P10">def dvd_count(db):</text:p>
      <text:p text:style-name="P10"><text:tab/>cursor = db.cursor()</text:p>
      <text:p text:style-name="P10"><text:tab/>cursor.execute("SELECT COUNT(*) FROM dvds")</text:p>
      <text:p text:style-name="P10"><text:tab/>return cursor.fetchone()[0]</text:p>
      <text:p text:style-name="P3">We factored these lines out into a separate function because we need them in several different functions.</text:p>
      <text:p text:style-name="P3">We have omitted the code for the <text:span text:style-name="Console">list_directors()</text:span> function since it is structurally very similar to the <text:span text:style-name="Console">list_dvds()</text:span> function, only simpler because it lists only one field (<text:span text:style-name="Console">name</text:span>).</text:p>
      <text:p text:style-name="P9">def remove_dvd(db):</text:p>
      <text:p text:style-name="P9"><text:tab/>title, identity = find_dvd(db, "remove")</text:p>
      <text:p text:style-name="P9"><text:tab/>if title is None:</text:p>
      <text:p text:style-name="P9"><text:tab/><text:tab/>return</text:p>
      <text:p text:style-name="P9"><text:tab/>ans = Console.get_bool("Remove {0}?".format(title), "no")</text:p>
      <text:p text:style-name="P9"><text:tab/>if ans:</text:p>
      <text:p text:style-name="P9"><text:tab/><text:tab/>cursor = db.cursor()</text:p>
      <text:p text:style-name="P9"><text:tab/><text:tab/>cursor.execute("DELETE FROM dvds WHERE id=?", (identity,))</text:p>
      <text:p text:style-name="P9"><text:tab/><text:tab/>db.commit()</text:p>
      <text:p text:style-name="P3">This function is called when the user asks to delete a record, and it is very similar to the equivalent function in the <text:span text:style-name="Filename">dvds-dbm.py</text:span> program.</text:p>
      <text:p text:style-name="P3">We have now completed our review of the <text:span text:style-name="Filename">dvds-sql.py</text:span> program and seen how to create database tables, select records, iterate over the selected records, and insert, update, and delete records. Using the <text:span text:style-name="Console">execute()</text:span> method we can execute any arbitrary <text:span text:style-name="T1">sql</text:span> statement that the underlying database supports.</text:p>
      <text:p text:style-name="P3"><text:a xlink:type="simple" xlink:href="https://www.sqlobject.org/" text:style-name="Internet_20_link" text:visited-style-name="Visited_20_Internet_20_Link"><text:span text:style-name="T1">sql</text:span></text:a>ite offers much more functionality than we needed here, including an auto-commit mode (and other kinds of transaction control), and the ability to create functions that can be executed inside <text:span text:style-name="T1">sql</text:span> queries. It is also possible to provide a factory function to control what is returned for each fetched record (e.g., a dictionary or custom type instead of a sequence of fields). Additionally, it is <text:soft-page-break/>possible to create in-memory <text:a xlink:type="simple" xlink:href="https://www.sqlobject.org/" text:style-name="Internet_20_link" text:visited-style-name="Visited_20_Internet_20_Link"><text:span text:style-name="T1">sql</text:span></text:a>ite databases by passing “<text:span text:style-name="T2">:memory:</text:span>” as the filename.</text:p>
      <text:h text:style-name="P4" text:outline-level="2"><draw:frame draw:style-name="fr2" draw:name="f12-03-h2" text:anchor-type="paragraph" svg:y="-0.25cm" svg:width="1.401cm" draw:z-index="14"><draw:text-box fo:min-height="0.741cm"><text:p text:style-name="P5">|||</text:p></draw:text-box></draw:frame><text:bookmark-start text:name="__RefHeading___Toc105827_3888671934 Copy 1 Copy 1 Copy 1 Copy 1 Copy 1 Copy 1 Copy 1 Copy 1 Copy 1 Copy 1 Copy 1 Copy 1 Copy 1 Copy 1 Copy 1 Copy 1 Copy 1 Copy 1"/>Summary<text:bookmark-end text:name="__RefHeading___Toc105827_3888671934 Copy 1 Copy 1 Copy 1 Copy 1 Copy 1 Copy 1 Copy 1 Copy 1 Copy 1 Copy 1 Copy 1 Copy 1 Copy 1 Copy 1 Copy 1 Copy 1 Copy 1 Copy 1"/></text:h>
      <text:p text:style-name="P3">Back in Chapter 7 [123 ➤] we saw several different ways of saving and loading data from disk, and in this chapter we have seen how to interact with data types that hold their data on disk rather than in memory.</text:p>
      <text:p text:style-name="P3">For <text:span text:style-name="T1">dbm</text:span> files the <text:span text:style-name="Console">shelve</text:span> module is very convenient since it stores string–object items. If we want complete control we can of course use any of the underlying <text:span text:style-name="T1">dbm</text:span> directly. One nice feature of the <text:span text:style-name="Console">shelve</text:span> module and of the <text:span text:style-name="T1">dbm </text:span>generally is that they use the dictionary <text:span text:style-name="T1">api</text:span>, making it easy to retrieve, add, edit, and remove items, and to convert programs that use dictionaries to use <text:span text:style-name="T1">dbm</text:span> instead. One small inconvenience of <text:span text:style-name="T1">dbm</text:span> is that for relational data we must use a separate <text:span text:style-name="T1">dbm</text:span> file for each key–value table, whereas <text:a xlink:type="simple" xlink:href="https://www.sqlobject.org/" text:style-name="Internet_20_link" text:visited-style-name="Visited_20_Internet_20_Link"><text:span text:style-name="T1">sql</text:span></text:a>ite stores all the data in a single file.</text:p>
      <text:p text:style-name="P3">For <text:span text:style-name="T1">sql</text:span> databases, <text:a xlink:type="simple" xlink:href="https://www.sqlobject.org/" text:style-name="Internet_20_link" text:visited-style-name="Visited_20_Internet_20_Link"><text:span text:style-name="T1">sql</text:span></text:a>ite is useful for prototyping, and in many cases in its own right, and it has the advantage of being supplied with Python as standard. We have seen how to obtain a database object using the <text:span text:style-name="Console">connect()</text:span> function and how to execute <text:span text:style-name="T1">sql</text:span> queries (such as CREATE TABLE, SELECT, INSERT, UPDATE, and DELETE) using the database cursor’s <text:span text:style-name="Console">execute()</text:span> method.</text:p>
      <text:p text:style-name="P3">Python offers a complete range of choices for disk-based and in-memory data storage, from binary files, text files, <text:span text:style-name="T1">xml</text:span> files, and <text:span text:style-name="T2">pickles</text:span>, to <text:span text:style-name="T1">dbm</text:span> and <text:span text:style-name="T1">sql </text:span>databases, and this makes it possible to choose exactly the right approach for any given situation.</text:p>
      <text:h text:style-name="P4" text:outline-level="2"><draw:frame draw:style-name="fr2" draw:name="f12-04-h2" text:anchor-type="paragraph" svg:y="-0.25cm" svg:width="1.401cm" draw:z-index="15"><draw:text-box fo:min-height="0.741cm"><text:p text:style-name="P5">|||</text:p></draw:text-box></draw:frame><text:bookmark-start text:name="__RefHeading___Toc105827_3888671934 Copy 1 Copy 1 Copy 1 Copy 1 Copy 1 Copy 1 Copy 1 Copy 1 Copy 1 Copy 1 Copy 1 Copy 1 Copy 1 Copy 1 Copy 1 Copy 1 Copy 1 Copy 1 Copy 1"/>Exercise<text:bookmark-end text:name="__RefHeading___Toc105827_3888671934 Copy 1 Copy 1 Copy 1 Copy 1 Copy 1 Copy 1 Copy 1 Copy 1 Copy 1 Copy 1 Copy 1 Copy 1 Copy 1 Copy 1 Copy 1 Copy 1 Copy 1 Copy 1 Copy 1"/></text:h>
      <text:p text:style-name="P3">Write an interactive console program to maintain a list of bookmarks. For each bookmark keep two pieces of information: the <text:span text:style-name="T1">url</text:span> and a name. Here is an example of the program in action:</text:p>
      <text:p text:style-name="P9">Bookmarks (bookmarks.dbm)</text:p>
      <text:p text:style-name="P9">(1) Programming in Python 3........ http://www.qtrac.eu/py3book.html</text:p>
      <text:p text:style-name="P9">(2) PyQt........................... http://www.riverbankcomputing.com</text:p>
      <text:p text:style-name="P10"><text:span text:style-name="T8">(3) Python......................... http://www</text:span>.<text:span text:style-name="T8">python.org</text:span></text:p>
      <text:p text:style-name="P9">(4) Qtrac Ltd...................... http://www.qtrac.eu</text:p>
      <text:p text:style-name="P10"><text:span text:style-name="T8">(5) Scientific Tools for Python.... <text:s/></text:span><text:a xlink:type="simple" xlink:href="https://scipy.org/" text:style-name="Internet_20_link" text:visited-style-name="Visited_20_Internet_20_Link"><text:span text:style-name="T11">SciPy</text:span></text:a></text:p>
      <text:p text:style-name="P9">(A)dd (E)dit (L)ist (R)emove (Q)uit [l]: e</text:p>
      <text:p text:style-name="P9">Number of bookmark to edit: 2</text:p>
      <text:p text:style-name="P9"><text:span text:style-name="T1">url</text:span> [http://www.riverbankcomputing.com]:</text:p>
      <text:p text:style-name="P9">Name [PyQt]: PyQt (Python bindings for <text:span text:style-name="T1">gui</text:span> library)</text:p>
      <text:p text:style-name="P3">The program should allow the user to add, edit, list, and remove bookmarks. To make identifying a bookmark for editing or removing as easy as possible, <text:soft-page-break/>list the bookmarks with numbers and ask the user to specify the number of the bookmark they want to edit or remove. Store the data in a <text:span text:style-name="T1">dbm</text:span> file using the <text:span text:style-name="Console">shelve</text:span> module and with names as keys and <text:span text:style-name="T1">url</text:span>s as values. Structurally the program is very similar to <text:span text:style-name="Filename">dvds-dbm.py</text:span>, except for the <text:span text:style-name="Console">find_bookmark()</text:span> function which is much simpler than <text:span text:style-name="Console">find_dvd()</text:span> since it only has to get an integer from the user and use that to find the corresponding bookmark’s name.</text:p>
      <text:p text:style-name="P3">As a courtesy to users, if no protocol is specified, prepend the <text:span text:style-name="T1">url</text:span> the user adds or edits with <text:span text:style-name="Console">http://</text:span>.</text:p>
      <text:p text:style-name="P3">The entire program can be written in fewer than 100 lines (assuming the use of the <text:span text:style-name="Console">Console</text:span> module for <text:span text:style-name="Console">Console.get_string()</text:span> and similar). A solution is provided in <text:span text:style-name="Filename">bookmarks.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58" draw:display-name="Gradient 25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13</text:page-number></text:p>
      </style:header>
      <style:header-left>
        <text:p text:style-name="MP2"><text:page-number text:select-page="current">12</text:page-number><text:tab/><text:chapter text:display="number-and-name" text:outline-level="1">12 Database Programming</text:chapter></text:p>
      </style:header-left>
      <style:header-first>
        <text:p text:style-name="MP2"><text:page-number text:select-page="current">2</text:page-number><text:tab/><text:chapter text:display="number-and-name" text:outline-level="1">12 Database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0"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p text:style-name="MP34"><draw:frame draw:style-name="Mfr4" draw:name="f12-chapter" text:anchor-type="paragraph" svg:x="0cm" svg:y="0cm" svg:width="4.001cm" svg:height="4.001cm" draw:z-index="23"><draw:text-box><text:p text:style-name="MP15"><text:span text:style-name="Caption_20_characters"><text:span text:style-name="MT8"><text:chapter text:display="number" text:outline-level="1">12</text:chapter></text:span></text:span></text:p></draw:text-box></draw:frame><draw:frame text:anchor-type="paragraph" draw:z-index="8" draw:name="c12 summary" draw:style-name="Mgr1" draw:text-style-name="MP7" svg:width="7.938cm" svg:height="3.846cm" svg:x="8.932cm" svg:y="0.053cm"><draw:text-box><text:p text:style-name="MP35"><text:span text:style-name="MT3">● </text:span><text:span text:style-name="MT7">dbm</text:span><text:span text:style-name="MT3"> Databases</text:span></text:p><text:p text:style-name="MP35"><text:span text:style-name="MT3">● </text:span><text:span text:style-name="MT7">sql</text:span><text:span text:style-name="MT3"> Databases</text:span></text:p></draw:text-box></draw:frame></text:p>
      </style:header>
      <style:footer>
        <text:p text:style-name="MP33"><text:page-number text:select-page="current">1</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9"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8"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9"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01:06:45.699969774</dc:date>
    <meta:editing-duration>PT32M38S</meta:editing-duration>
    <meta:editing-cycles>8</meta:editing-cycles>
    <meta:generator>LibreOffice/24.8.3.2$Linux_X86_64 LibreOffice_project/48a6bac9e7e268aeb4c3483fcf825c94556d9f92</meta:generator>
    <meta:document-statistic meta:table-count="2" meta:image-count="1" meta:object-count="0" meta:page-count="13" meta:paragraph-count="373" meta:word-count="4548" meta:character-count="29259" meta:non-whitespace-character-count="24060"/>
  </office:meta>
</office:document-meta>
</file>